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o1" style:family="table-column">
      <style:table-column-properties fo:break-before="auto" style:column-width="2.2527380952381cm"/>
    </style:style>
    <style:style style:name="co2" style:family="table-column">
      <style:table-column-properties fo:break-before="auto" style:column-width="2.29809523809524cm"/>
    </style:style>
    <style:style style:name="ro1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Diagramm 1" svg:x="8.27631in" svg:y="2.26407in" svg:width="9.53625in" svg:height="6.1008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style-name="ce1">
            <draw:frame draw:z-index="2" draw:id="id1" draw:style-name="a1" draw:name="Diagramm 4" svg:x="0.18155in" svg:y="0.06845in" svg:width="5.02083in" svg:height="2.9553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string" table:style-name="ce1">
            <text:p>To convergence on 4000 samples: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N Epoch</text:p>
          </table:table-cell>
          <table:table-cell office:value-type="string" table:style-name="ce1">
            <text:p>Vanilla</text:p>
          </table:table-cell>
          <table:table-cell office:value-type="string" table:style-name="ce1">
            <text:p>MBD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MBD + FD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51439999999999997" table:style-name="ce1">
            <text:p>0,5144</text:p>
          </table:table-cell>
          <table:table-cell office:value-type="float" office:value="0.51439999999999997" table:style-name="ce1">
            <text:p>0,5144</text:p>
          </table:table-cell>
          <table:table-cell office:value-type="float" office:value="0.51439999999999997" table:style-name="ce1">
            <text:p>0,5144</text:p>
          </table:table-cell>
          <table:table-cell office:value-type="float" office:value="0.51439999999999997" table:style-name="ce1">
            <text:p>0,5144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969999999999996" table:style-name="ce1">
            <text:p>0,5397</text:p>
          </table:table-cell>
          <table:table-cell office:value-type="float" office:value="0.53149999999999997" table:style-name="ce2">
            <text:p>0,5315</text:p>
          </table:table-cell>
          <table:table-cell office:value-type="float" office:value="0.53200000000000003" table:style-name="ce3">
            <text:p>0,532</text:p>
          </table:table-cell>
          <table:table-cell office:value-type="float" office:value="0.52910000000000001" table:style-name="ce1">
            <text:p>0,5291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4349999999999998" table:style-name="ce2">
            <text:p>0,5435</text:p>
          </table:table-cell>
          <table:table-cell office:value-type="float" office:value="0.54679999999999995" table:style-name="ce2">
            <text:p>0,5468</text:p>
          </table:table-cell>
          <table:table-cell office:value-type="float" office:value="0.54279999999999995" table:style-name="ce3">
            <text:p>0,5428</text:p>
          </table:table-cell>
          <table:table-cell office:value-type="float" office:value="0.53469999999999995" table:style-name="ce1">
            <text:p>0,5347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6169999999999998" table:style-name="ce2">
            <text:p>0,5617</text:p>
          </table:table-cell>
          <table:table-cell office:value-type="float" office:value="0.57799999999999996" table:style-name="ce2">
            <text:p>0,578</text:p>
          </table:table-cell>
          <table:table-cell office:value-type="float" office:value="0.57110000000000005" table:style-name="ce3">
            <text:p>0,5711</text:p>
          </table:table-cell>
          <table:table-cell office:value-type="float" office:value="0.56479999999999997" table:style-name="ce1">
            <text:p>0,5648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9379999999999999" table:style-name="ce2">
            <text:p>0,5938</text:p>
          </table:table-cell>
          <table:table-cell office:value-type="float" office:value="0.60680000000000001" table:style-name="ce2">
            <text:p>0,6068</text:p>
          </table:table-cell>
          <table:table-cell office:value-type="float" office:value="0.58889999999999998" table:style-name="ce3">
            <text:p>0,5889</text:p>
          </table:table-cell>
          <table:table-cell office:value-type="float" office:value="0.59619999999999995" table:style-name="ce1">
            <text:p>0,5962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61519999999999997" table:style-name="ce2">
            <text:p>0,6152</text:p>
          </table:table-cell>
          <table:table-cell office:value-type="float" office:value="0.61770000000000003" table:style-name="ce2">
            <text:p>0,6177</text:p>
          </table:table-cell>
          <table:table-cell office:value-type="float" office:value="0.61129999999999995" table:style-name="ce3">
            <text:p>0,6113</text:p>
          </table:table-cell>
          <table:table-cell office:value-type="float" office:value="0.60009999999999997" table:style-name="ce1">
            <text:p>0,6001</text:p>
          </table:table-cell>
          <table:table-cell table:style-name="ce3"/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95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dc:creator>Yannick Spreen</dc:creator>
    <meta:creation-date>2018-01-27T14:37:55Z</meta:creation-date>
    <dc:date>2018-02-02T14:58:47Z</dc:date>
    <meta:print-date>2018-02-02T14:45:50Z</meta:print-date>
    <meta:editing-cycles>5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65" chart:minimum="0.5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3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439.26pt" svg:width="686.6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ccuracy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A$2:.$A$8"/>
          </chart:axis>
          <chart:series chart:values-cell-range-address="Sheet1.$B$2:.$B$8" chart:class="chart:line" chart:attached-axis="primary-y" chart:style-name="G0S0">
            <chart:data-point chart:repeated="7"/>
          </chart:series>
          <chart:series chart:values-cell-range-address="Sheet1.$D$2:.$D$8" chart:class="chart:line" chart:attached-axis="primary-y" chart:style-name="G0S1">
            <chart:data-point chart:repeated="7"/>
          </chart:series>
          <chart:series chart:values-cell-range-address="Sheet1.$E$2:.$E$8" chart:class="chart:line" chart:attached-axis="primary-y" chart:style-name="G0S2">
            <chart:data-point chart:repeated="7"/>
          </chart:series>
          <chart:series chart:values-cell-range-address="Sheet1.$C$2:.$C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0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2.7856692913386pt" svg:width="361.49984251968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GAN-Epochs</text:p>
            </chart:title>
            <chart:categories table:cell-range-address="Sheet1.$A$3:.$A$8"/>
          </chart:axis>
          <chart:axis chart:dimension="y" chart:name="primary-y" chart:style-name="Axs1">
            <chart:title chart:style-name="AT01">
              <text:p text:style-name="a1" text:class-names="" text:cond-style-name="">Accuracy</text:p>
            </chart:title>
            <chart:grid chart:class="major" chart:style-name="GMa1"/>
          </chart:axis>
          <chart:series chart:label-cell-address="Sheet1.$B$2" chart:values-cell-range-address="Sheet1.$B$3:.$B$8" chart:class="chart:line" chart:attached-axis="primary-y" chart:style-name="G0S0">
            <chart:data-point chart:repeated="6"/>
          </chart:series>
          <chart:series chart:label-cell-address="Sheet1.$C$2" chart:values-cell-range-address="Sheet1.$C$3:.$C$8" chart:class="chart:line" chart:attached-axis="primary-y" chart:style-name="G0S1">
            <chart:data-point chart:repeated="6"/>
          </chart:series>
          <chart:series chart:label-cell-address="Sheet1.$D$2" chart:values-cell-range-address="Sheet1.$D$3:.$D$8" chart:class="chart:line" chart:attached-axis="primary-y" chart:style-name="G0S2">
            <chart:data-point chart:repeated="6"/>
          </chart:series>
          <chart:series chart:label-cell-address="Sheet1.$E$2" chart:values-cell-range-address="Sheet1.$E$3:.$E$8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